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3.428cm"/>
    </style:style>
    <style:style style:name="co2" style:family="table-column">
      <style:table-column-properties fo:break-before="auto" style:column-width="2.258cm"/>
    </style:style>
    <style:style style:name="ro1" style:family="table-row">
      <style:table-row-properties style:row-height="4.357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9.013cm" fo:break-before="auto" style:use-optimal-row-height="true"/>
    </style:style>
    <style:style style:name="ro4" style:family="table-row">
      <style:table-row-properties style:row-height="5.133cm" fo:break-before="auto" style:use-optimal-row-height="true"/>
    </style:style>
    <style:style style:name="ro5" style:family="table-row">
      <style:table-row-properties style:row-height="2.011cm" fo:break-before="auto" style:use-optimal-row-height="true"/>
    </style:style>
    <style:style style:name="ro6" style:family="table-row">
      <style:table-row-properties style:row-height="2.399cm" fo:break-before="auto" style:use-optimal-row-height="true"/>
    </style:style>
    <style:style style:name="ta1" style:family="table" style:master-page-name="Default">
      <style:table-properties table:display="true" style:writing-mode="lr-tb"/>
    </style:style>
  </office:automatic-styles>
  <office:body>
    <office:spreadsheet>
      <table:table table:name="Лист1" table:style-name="ta1">
        <table:table-column table:style-name="co1" table:default-cell-style-name="Default"/>
        <table:table-row table:style-name="ro1">
          <table:table-cell office:value-type="string" calcext:value-type="string">
            <text:p>Помощник депутата Палаты представителей: мы даже не видели письмо Коми, пока Джейсон Чаффец не написал его в Твиттере Даррелл Лукус 30 октября 2016 г. )</text:p>
            <text:p>Приношу свои извинения Киту Олберманну, нет никаких сомнений в том, кто на этой неделе самый худший человек в мире — директор ФБР Джеймс Коми. Но, по словам помощника демократа в Палате представителей, похоже, мы также знаем, кто второй худший человек. Оказывается, когда Коми отправил свое печально известное письмо, в котором сообщалось, что ФБР изучает электронные письма, которые могут быть связаны с почтовым сервером Хиллари Клинтон, высокопоставленные демократы в соответствующих комитетах не слышали об этом от Коми. Об этом они узнали из твита одного из председателей республиканского комитета.</text:p>
            <text:p>Как мы теперь знаем, Коми уведомил председателей республиканцев и высокопоставленных демократов в комитетах Палаты представителей по разведке, судебной власти и надзору, что его агентство просматривает электронные письма, которые оно недавно обнаружило, на предмет наличия в них секретной информации. Вскоре после того, как это письмо было отправлено, председатель Комитета по надзору Джейсон Чаффец воспламенил политический мир этим твитом. Директор ФБР только что сообщил мне: «ФБР стало известно о существовании электронных писем, которые, по-видимому, имеют отношение к расследованию». Дело возобновлено</text:p>
            <text:p>— Джейсон Чаффец (@jasoninthehouse) 28 октября 2016 г.</text:p>
            <text:p>Конечно, теперь мы знаем, что это было не так. На самом деле Коми говорил, что просматривает электронные письма в свете «не связанного с этим дела», которым, как мы теперь знаем, является секстинг Энтони Вайнера с подростком. Но, по-видимому, такие мелочи, как факты, для Чаффца не имели значения. Республиканец от штата Юта уже пообещал инициировать множество расследований, если Хиллари выиграет — по крайней мере, на два года, а возможно, и на целый срок. Очевидно, Чаффец думал, что ФБР уже делает за него его работу, что привело к твиту, который ненадолго взбудоражил всю нацию, прежде чем более хладнокровные поняли, что это чушь.</text:p>
            <text:p>Но, по словам высокопоставленного помощника демократа в Палате представителей, неправильное прочтение этого письма, возможно, было наименьшим из грехов Чаффеца. Этот помощник сказал Shareblue, что его босс и другие демократы в то время даже не знали о письме Коми — и узнали только тогда, когда проверили Twitter. «Члены демократического рейтинга в соответствующих комитетах получили письмо Коми только после того, как председатели-республиканцы. Фактически, члены Демократического рейтинга не получили его до тех пор, пока председатель Комитета по надзору и правительственной реформе Джейсон Чаффец не опубликовал его в Твиттере и не обнародовал».</text:p>
            <text:p>Итак, давайте посмотрим, правильно ли мы поняли это. Директор ФБР сообщает Чаффетцу и другим председателям комитетов Республиканской партии о важном происшествии в потенциально политически взрывном расследовании, и ни Чаффец, ни другие его коллеги не соизволили сообщить об этом своим коллегам-демократам. Вместо этого, по словам этого помощника, он заставил их узнать об этом в Твиттере.</text:p>
            <text:p>На Daily Kos уже поговаривали, что сам Коми заранее уведомил об этом письме Чаффец и других республиканцев, дав им время включить раскрутку. Это может быть хорошим театром, но пока нет ничего, что даже предполагало бы, что это так. В конце концов, до сих пор нет ничего, что указывало бы на то, что Коми был чем-то иным, кроме вопиющей некомпетентности и глухоты.</text:p>
            <text:p>Однако это предполагает, что Чаффец действует таким образом, что Дэн Бертон и Даррелл Исса выглядят образцами ответственности и двухпартийности. У него даже не хватило приличия уведомить высокопоставленного члена Элайджу Каммингса о чем-то столь взрывоопасном. Если это не попирает основные стандарты справедливости, то я не знаю, что попирает.</text:p>
            <text:p>Правда, маловероятно, что Чаффетцу придется отвечать за это. Он сидит в смехотворно республиканском районе, расположенном в Прово и Ореме; он имеет индекс голосования за сторонников Кука R + 25 и дал Митту Ромни 78 процентов голосов в 2012 году. Более того, руководство республиканской палаты полностью поддержало запланированную рыболовную экспедицию Чаффца. Но это не значит, что мы не можем направить на него горячий свет. В конце концов, он — хрестоматийный пример того, во что превратилась Палата представителей под контролем республиканцев. И он также является вторым худшим человеком в мире. О Даррелле Люкусе</text:p>
            <text:p>Дарреллу за 30, он выпускник Университета Северной Каролины и считает себя журналистом старой школы. Попытка превратить его в представителя правых религий в колледже привела только к тому, что он превратился в худший кошмар правых религий — харизматичного христианина, который является непримиримым либералом. Его желание встать на защиту тех, кто был напуган и заставил замолчать, только усилилось, когда он пережил оскорбительный трехлетний брак. Вы можете знать его на Daily Kos как Christian Dem в Северной Каролине. Подпишитесь на него в Твиттере @DarrellLucus или свяжитесь с ним на Facebook. Нажмите здесь, чтобы купить Даррелл Мелло Йелло. Соединять</text:p>
          </table:table-cell>
        </table:table-row>
        <table:table-row table:style-name="ro2">
          <table:table-cell office:value-type="string" calcext:value-type="string">
            <text:p>Вы когда-нибудь чувствовали, что ваша жизнь движется по кругу, а не по прямой к намеченному пункту назначения? [Хиллари Клинтон остается крупной женщиной в университетском городке лиственного либерального Уэлсли, штат Массачусетс. Везде остальные голосуют за то, чтобы она, скорее всего, до конца своих дней носила свое инаугурационное платье, как мисс Хэвишем всегда носила это свадебное платье. Говоря о Больших Ожиданиях, Хиллари Родэм была переполнена ими 48 лет назад, когда она впервые выступила перед выпускниками Уэллсли. Президент колледжа сообщил собравшимся в 1969 году, что студентам не нужны «никакие дебаты, насколько я могу установить, кто будет их представителем» (что-то вроде праймериз демократов в 2016 году, за вычетом условий, неизвестных тогда даже при школа семи сестер). «Я очень рада, что мисс Адамс ясно дала понять, что сегодня я говорю обо всех нас — 400 из нас», — сказала мисс Родхэм своим одноклассникам. Назначив себя Эджер Берген среди присутствующих Чарли Маккарти и Мортимера Снердов, очкарик в бабушкиных очках (награждая ее матронной мудростью — или, по крайней мере, мудростью Джона Леннона) не согласилась с предыдущим оратором. Несмотря на то, что он стал первым, кто выиграл выборы в Сенат США после Реконструкции, Эдвард Брук подвергся критике за призыв к «сочувствию» целям протестующих, поскольку он критиковал тактику. Хотя Клинтон в своей дипломной работе о Соле Алински сетовала на «демагогов из «Власти черных» и на «элитарное высокомерие и репрессивную нетерпимость» среди «Новых левых», аналогичные слова, исходящие от республиканца, потребовали краткого опровержения. «Доверие, — иронически заметил Родхэм в 1969 году, — это одно слово, которое, когда я спросил класс на нашей репетиции, что они хотели, чтобы я сказал им, все подходили ко мне и говорили: «Говорите о доверии, говорите о отсутствие доверия как к нам, так и к тому, как мы относимся к другим. Расскажите об крахе доверия». Что вы можете сказать об этом? Что вы можете сказать о чувстве, которое пронизывает целое поколение и которое, возможно, даже не понимают те, кому не доверяют?» «Обвал доверия» определенно разрушил планы Клинтон на 2016 год. Она, конечно, даже не понимала, что люди ей не доверяют. После Уайтуотера, Трэвелгейта, обширного заговора, Бенгази и пропавших электронных писем Клинтон в пятницу обнаружила, что голосом, которому не доверяют, стала сама Клинтон. На пути к расширению ее политического кругозора было много компромиссов. И недоверие со стороны американского народа — Трамп обогнал ее с 48% против 38% по этому вопросу непосредственно перед ноябрьскими выборами — стало основной причиной закрытия этих горизонтов. Клинтон описала своего победителя и его сторонников как сторонников «лжи», «аферы», «альтернативных фактов» и «нападок на правду и разум». Она не смогла объяснить, почему американский народ предпочел ее ложь ее правде. «Как хорошо знают присутствующие здесь сегодня специалисты по истории, когда люди, находящиеся у власти, изобретают свои собственные факты и нападают на тех, кто ставит их под сомнение, это может означать начало конца свободного общества», — сказала она. «Это не гипербола. Как и многие люди, вышедшие из 1960-х, Хиллари Клинтон отправилась в долгое странное путешествие. От девушки из старшей школы Голдуотер и президента-республиканца колледжа Уэллсли до политика-демократа Клинтон пила во времена и место, которое дало ей степень. Что еще более важно, она превратилась из идеалиста в циника, как показывает сравнение двух ее выступлений в честь вручения дипломов Уэллсли. Когда-то она сетовала на то, что «слишком долго наши лидеры рассматривали политику как искусство возможного, и теперь задача состоит в том, чтобы практиковать политику как искусство делать то, что кажется невозможным, возможным. Теперь, будучи крупной женщиной в кампусе, но странной женщиной вне Белого дома, она задается вопросом, как вообще возможно ее нынешнее положение. «Почему я не на 50 очков впереди?» — спросила она в сентябре. В мае она спрашивает, почему она не президент. Женщина, которую Билл Сэфайр назвал «прирожденной лгуньей», приходит к выводу, что ее убила ложь — заметьте, их, а не ее. Встать на ноги в день выборов, как найти себя брошенной невестой в день свадьбы, внушает опасные заблуждения.</text:p>
          </table:table-cell>
        </table:table-row>
        <table:table-row table:style-name="ro3">
          <table:table-cell office:value-type="string" calcext:value-type="string">
            <text:p>Почему правда может привести к увольнению 29 октября 2016 г.</text:p>
            <text:p>Напряженность между аналитиками разведки и политическими деятелями всегда была между честными оценками и желаемыми результатами, причем последнее часто подавляло первое, как в войне в Ираке, пишет Лоуренс Дэвидсон.</text:p>
            <text:p>Лоуренс Дэвидсон</text:p>
            <text:p>Для тех, кто может задаться вопросом, почему лица, определяющие внешнюю политику, постоянно делают неверный выбор, некоторые выводы могут быть сделаны из следующего анализа. Действие здесь разворачивается в Соединенных Штатах, но уроки, вероятно, универсальны.</text:p>
            <text:p>Еще ранней весной 2003 года Джордж Буш-младший инициировал вторжение в Ирак. Одной из его основных публичных причин для этого было заявление о том, что диктатор страны Саддам Хусейн находится на грани разработки ядерного оружия и прячет другие виды оружия массового уничтожения. Настоящая причина не ограничивалась этим обвинением и включала в себя долгосрочный план «смены режима» на Ближнем Востоке. Президент Джордж Буш и вице-президент Дик Чейни принимают брифинг в Овальном кабинете от директора ЦРУ Джорджа Тенета. Также присутствует начальник штаба Энди Кард (справа). (фото Белого дома)</text:p>
            <text:p>Для наших целей мы сосредоточимся на вере в то, что Ирак вот-вот станет враждебной ядерной державой. Почему президент Буш и его ближайшее окружение с такой готовностью восприняли этот сценарий?</text:p>
            <text:p>Краткий ответ таков: Буш хотел, да и был вынужден поверить в это как в основание для вторжения в Ирак. Сначала он пытался связать Саддама Хусейна с нападениями 11 сентября на США. Хотя он никогда не отказывался от этой уловки, отсутствие доказательств мешало сплочению американского народа, уже зацикленного на Афганистане, для поддержки войны против Багдад.</text:p>
            <text:p>Но гамбит с ядерным оружием оказался более плодотворным не потому, что были какие-то веские доказательства обвинения, а потому, что якобы надежные свидетели в лице антисаддамовских иракцев в изгнании (многие из которых получают зарплату от правительства США) продолжали говорить Бушу и его советникам. что ядерная история была правдой.</text:p>
            <text:p>У нас были руководящие кадры США, чье мировоззрение буквально требовало смертельно опасного Ирака, и информаторы, которые, чтобы ускорить свержение Саддама, были готовы рассказать историю о готовящемся атомном оружии. Сильное желание поверить в сказку о ядерном Ираке снизило порог доказательств. Точно так же неоднократные утверждения предполагаемых надежных иракских источников легли в основу общенациональной кампании США, порождающей как страх, так и военную лихорадку.</text:p>
            <text:p>Поэтому США и их союзники настояли на том, чтобы Организация Объединенных Наций направила инспекторов по вооружениям для проверки Ирака в поисках доказательств программы создания ядерного оружия (а также химического и биологического оружия). Тот факт, что инспекторы не смогли найти убедительных доказательств, лишь разозлил администрацию Буша и вскоре заставил ее действовать.</text:p>
            <text:p>19 марта 2003 года Буш начал вторжение в Ирак, рассчитывая, что после оккупации страны американские инспекторы наверняка найдут доказательства существования этих ядерных бомб (или, по крайней мере, запасов химического и биологического оружия). Они не. Их иракские информаторы систематически лгали им.</text:p>
            <text:p>Социальные и поведенческие науки спешат на помощь?</text:p>
            <text:p>Различные спецслужбы США были основательно потрясены этим делом, и сегодня, 13 лет спустя, их директора и менеджеры все еще пытаются разобраться, в частности, как отличить, когда они получают «настоящие» разведданные, а когда им лгут. к. Или, как выразился один сотрудник разведки, нам нужна «помощь, чтобы защитить нас от армий продавцов змеиного масла». С этой целью ЦРУ и др. находятся на рынке академической помощи. Ахмед Чалаби, глава Иракского национального конгресса, ключевой поставщик иракских перебежчиков с фальшивыми историями о спрятанном ОМП.</text:p>
            <text:p>Завязывается «партнерство» между Управлением директора национальной разведки (ODNI), которое служит координационным центром для шестнадцати независимых разведывательных служб США, и Национальными академиями наук, инженерии и медицины. Результатом этого сотрудничества станет «постоянный Совет по исследованиям разведывательного сообщества» для координации программ «социальных и поведенческих исследований, [которые] могут укрепить национальную безопасность».</text:p>
            <text:p>Несмотря на эти усилия, почти наверняка «социальные и поведенческие науки» не могут дать разведывательным службам то, чего они хотят, — способ обнаружения лжи лучше, чем их нынешние стандартные процедуры проверки на детекторе лжи и допросов. Но даже если бы они могли, это не имело бы никакого значения, потому что настоящая проблема не в лжецах. Его можно найти у верующих.</text:p>
            <text:p>Верующие</text:p>
            <text:p>Это просто неправда, как, кажется, утверждают лидеры ODNI, что сотрудники американских спецслужб чаще всего не могут сказать, что им лгут. Дело в том, что есть тысячи работников разведки среднего звена, оперативников и специалистов, которые знают что-то близкое к истине, то есть они довольно хорошо знают, что происходит в таких местах, как Афганистан, Ирак, Сирия, Ливия, Израиль, Палестина и другие страны. Директор национальной разведки Джеймс Клэппер (справа) беседует с президентом Бараком Обамой в Овальном кабинете в присутствии Джона Бреннана и других помощников по национальной безопасности. (Фото предоставлено Управлением директора национальной разведки)</text:p>
            <text:p>Поэтому, если кто-то кормит их «змеиным маслом», они обычно об этом знают. Однако точное понимание вещей часто бесполезно, потому что их начальники — те, кто получил назначение, приняв заранее структурированное мировоззрение, — имеют другие критерии «истины», чем аналитики.</text:p>
            <text:p>Послушайте Чарльза Гаукеля из Национального совета по разведке — еще одной организации, которая выступает в качестве площадки для встреч 16 разведывательных служб. Ссылаясь на поиски способа избежать обмана, Гаукель заявил: «Мы ищем истину. Но мы особенно ищем истину, которая работает. Что это может значить?</text:p>
            <text:p>Я могу, конечно, сказать вам, что это означает исторически. Это означает, что для влиятельных лиц «истина» должна совпадать, соответствовать их мировоззрению, их политическим и идеологическим установкам. Если он не подходит, он не «работает». Таким образом, специалисты по разведке, которые направляют свои обычно точные оценки политикам, часто сталкиваются с препятствием, вызванным «групповым мышлением», идеологическими шорами и отношением «мы лучше знаем».</text:p>
            <text:p>С другой стороны, пока то, что вы продаете руководству, совпадает с тем, во что они хотят верить, вы можете продавать им что угодно: воображаемое иракское ядерное оружие, Израиль как демократию западного типа, Саудовскую Аравию как незаменимого союзника, Ливию. как освобожденная страна, Башар Асад как настоящий блокпост на пути к миру в Сирии, Стратегическая оборонная инициатива (СОИ), она же «Звездные войны», мир, который становится все холоднее, а не теплее, американская исключительность во всей красе — список почти бесконечный.</text:p>
            <text:p>О чем нам говорит эта грустная история? Если вы хотите потратить миллионы долларов на исследования в области социальных и поведенческих наук, чтобы улучшить оценку и использование интеллекта, забудьте о лжецах. То, что вы хотите найти, — это противоядие от узости взглядов верующих — политиков, которые, кажется, не в состоянии подняться над идеологическими предположениями своего класса — предположениями, которые подкрепляют их уверенность в себе, поскольку они ведут нас всех вниз по скользкому пути. склоны.</text:p>
            <text:p>Это случалось так часто и во многих местах, что это является источником определения Шекспира, что «то, что прошло, есть прелюдия». Наши элиты разыгрывают наши судьбы так, как будто у них нет свободы воли — нет способности порвать со структурированными взглядами. Тем не менее, специалисты среднего звена продолжают посылать свои относительно точные оценки вверх по лестнице власти. Надежда умирает.</text:p>
          </table:table-cell>
        </table:table-row>
        <table:table-row table:style-name="ro4">
          <table:table-cell office:value-type="string" calcext:value-type="string">
            <text:p>Выявлено 15 мирных жителей, погибших в результате одного авиаудара США Количество погибших мирных жителей в результате американских авиаударов в Афганистане в настоящее время выше, чем в 2014 году, когда США вели активные боевые действия. Фотография ракет Hellfire, загружаемых на американский военный беспилотник Reaper в Афганистане штабным сержантом. Брайан Фергюсон/США Воздушные силы.</text:p>
            <text:p>Бюро удалось идентифицировать 15 гражданских лиц, погибших в результате одного удара американского беспилотника в Афганистане в прошлом месяце — это самая большая потеря среди гражданского населения в результате одного удара после нападения на больницу «Врачи без границ» (MSF) в октябре прошлого года.</text:p>
            <text:p>США заявили, что нанесли «контртеррористический» удар по боевикам «Исламского государства» (ИГ), когда 28 сентября нанесли ракетный удар по провинции Нангархар. 15 мирных жителей и 13 человек получили ранения, которые собрались в доме, чтобы отпраздновать возвращение старейшины племени из паломничества в Мекку.</text:p>
            <text:p>Бюро поговорило с человеком по имени Хаджи Раис, который сказал, что он был владельцем дома, на который напали. Он сказал, что 15 человек были убиты и 19 получили ранения, и назвал их имена (перечислены ниже). Бюро смогло самостоятельно проверить личности погибших.</text:p>
            <text:p>Среди них был и сын Раиса, директор местной школы. Другой мужчина, Абдул Хаким, потерял в результате нападения трех своих сыновей.</text:p>
            <text:p>Раис сказал, что не имеет никакого отношения к ИГ, и опроверг заявления США о том, что члены ИГ посещали его дом до удара. Он сказал: «Я даже не разговаривал с такими людьми по телефону, не говоря уже о том, чтобы принимать их у себя дома».</text:p>
            <text:p>Это самая большая подтвержденная гибель гражданских лиц в результате одного американского удара в Афганистане после нападения на больницу MSF в Кундузе в октябре прошлого года, в результате которого погибли по меньшей мере 42 человека.</text:p>
            <text:p>Удар по Нангархару был не единственным нападением США, в результате которого погибли мирные жители в сентябре. Данные Бюро показывают, что в этом месяце в результате четырех американских ударов в Афганистане и Сомали было убито 45 мирных жителей и солдат союзников.</text:p>
            <text:p>18 сентября в Таринкоте, столице провинции Урозган, в результате двух ударов погибли восемь афганских полицейских. Сообщается, что американские самолеты врезались в контрольно-пропускной пункт полиции, убив одного офицера, прежде чем вернуться к спасателям. Использование этой тактики, известной как «двойной удар», вызывает споры, поскольку они часто поражают гражданских спасателей.</text:p>
            <text:p>США сообщили Бюро, что нанесли удар по лицам, которые стреляли по афганским силам и представляли угрозу для них. Электронное письмо не касалось напрямую утверждений об убийстве афганских полицейских.</text:p>
            <text:p>В конце месяца в Сомали граждане сожгли флаги США на улицах северо-центрального города Галькайо после того, как выяснилось, что в результате атаки беспилотника могли быть непреднамеренно убиты 22 сомалийских солдата и мирных жителей. Забастовка произошла в тот же день, что и забастовка в Нангархаре.</text:p>
            <text:p>Как в сомалийском, так и в афганском инцидентах США сначала отрицали, что были убиты какие-либо мирные жители. В настоящее время он расследует забастовки в Нангархаре и Галькайо.</text:p>
            <text:p>Уровень гибели мирных жителей в результате американских авиаударов в Афганистане сейчас выше, чем в 2014 году, когда США вели активные боевые действия. Имя</text:p>
          </table:table-cell>
        </table:table-row>
        <table:table-row table:style-name="ro5">
          <table:table-cell office:value-type="string" calcext:value-type="string">
            <text:p>Распечатать</text:p>
            <text:p>Иранская женщина была приговорена к шести годам тюремного заключения после того, как Революционная гвардия Ирана обыскала ее дом и нашла записную книжку, содержащую написанный ею вымышленный рассказ о женщине, которую до смерти забили камнями, сообщает Eurasia Review.</text:p>
            <text:p>35-летняя Голрох Эбрахими Ираи является женой 36-летнего политзаключенного Араша Садеги, который отбывает 19-летний тюремный срок за то, что является правозащитником, сообщает издание.</text:p>
            <text:p>«Когда разведывательное подразделение Революционной гвардии прибыло, чтобы арестовать ее мужа, они произвели обыск в их квартире — без ордера — и нашли черновики историй, которые написала Эбрахими Ираи», — говорится в статье.</text:p>
            <text:p>«Одним из конфискованных черновиков был рассказ о забивании женщин камнями до смерти за супружескую измену — никогда не публиковавшийся и никому не представленный», — говорится в статье. «Повествование последовало за историей главного героя, который смотрел фильм о побивании женщин камнями по исламским законам за супружескую измену.</text:p>
          </table:table-cell>
        </table:table-row>
        <table:table-row table:style-name="ro2">
          <table:table-cell office:value-type="string" calcext:value-type="string">
            <text:p>В эти трудные времена Джеки Мейсон является Голосом Разума. [В эксклюзивном ролике этой недели для Breitbart News Джеки обсуждает надвигающуюся угрозу со стороны Северной Кореи и объясняет, как президент Дональд Трамп может заручиться поддержкой голливудских левых, если США нужно будет нанести удар первыми. «Если он решит их разбомбить, вся страна будет за ним, потому что все поймут, что у него не было выбора, и это был единственный выход», — говорит Джеки. «Кроме того, что Голливуд ушел. Их будет тошнить. «[Трамп] мог победить оставшихся, они влюбятся в него через минуту. Если он бомбил их по какой-то причине, — объясняет Джеки. «Например, если у них нет трансгендерных туалетов. Джеки также говорит, что неудивительно, что голливудские знаменитости не поддержали удар Трампа по сирийскому аэродрому в этом месяце. «Они были в ярости, — говорит он. «Потому что это может только спасти жизнь. Это для них ничего не значит. Если бы это только спасло окружающую среду или изменение климата! Они были бы самыми счастливыми людьми в мире. Тем не менее, Джеки говорит, что ничего не имеет против голливудских знаменитостей. У них тяжелая жизнь в этой стране. Посмотрите последний клип Джеки выше. Следите за Даниэлем Нуссбаумом в Твиттере: @dznussbaum</text:p>
          </table:table-cell>
        </table:table-row>
        <table:table-row table:style-name="ro2">
          <table:table-cell office:value-type="string" calcext:value-type="string">
            <text:p>ПАРИЖ. Франция выбрала на воскресных праймериз традиционного идеалистического кандидата, который будет представлять социалистов и партии на президентских выборах этой весной. Кандидат, 49-летний Бенуа Амон, который выдвинул лозунг, что он «заставит сердце Франции биться», превзошел Мануэля Вальса, бывшего премьер-министра, чья кампания способствовала большему количеству политических мер и у которого есть сильный опыт. Г-н Хамон, похоже, победил с большим отрывом: неполные результаты показали, что он набрал примерно 58 процентов голосов против 41 процента у г-на Валлса. «Сегодня вечером левые снова высоко держат голову, они смотрят в будущее», — сказал г-н Хамон, обращаясь к своим сторонникам. «Нашей стране нужны левые, но современные, инновационные левые», — сказал он. Победа г-на Амона стала самым явным признаком того, что левые избиратели хотят порвать с политикой президента Франсуа Олланда, который в декабре объявил, что не будет баллотироваться. Однако сильные результаты г-на Хамона вряд ли изменят широко распространенное мнение о том, что у кандидатов мало шансов пройти во второй тур всеобщих выборов. Первый тур всеобщих выборов назначен на 23 апреля, а второй - на 7 мая. Социалистическая партия глубоко расколота, и одним из показателей отсутствия у нее народного энтузиазма было относительно небольшое количество проголосовавших. Около двух миллионов человек проголосовали во втором туре предварительных выборов в воскресенье, по сравнению с примерно 2,9 миллионами во втором туре последних президентских предварительных выборов слева в 2011 году. на прошлой неделе был поставлен под сомнение, потому что ведущий кандидат Франсуа Фийон, который представляет основную партию, республиканцев, был обвинен в том, что платил своей жене большие суммы денег, чтобы она работала его помощником в парламенте. Хотя кумовство разрешено во французской политической системе, неясно, действительно ли она выполняла какую-либо работу. Дело рассматривают прокуроры, специализирующиеся на финансовых махинациях. Избирательная система Франции позволяет нескольким кандидатам баллотироваться на пост президента в первом туре голосования, но только два лучших проходят во второй тур. Г-н Хамон вступает в гонку, в которой уже много левых, с кандидатами, среди которых Меланшон является крайне левым, и Эммануэль Макрон, независимый кандидат, который занимал пост министра экономики в правительстве г-на Олланда и который придерживается более широкой политики. Если он не решит уйти, г-н Фийон, основной правый кандидат, также будет баллотироваться, как и крайне правый кандидат Марин Ле Пен. Ожидается, что эти двое попадут во второй тур. Победу г-на Хамона можно объяснить, по крайней мере частично, его имиджем идеалиста и традиционного левого кандидата, который нравится избирателям профсоюзов, а также более заботящейся об окружающей среде и социально либеральной молодежи. В отличие от г-на Валлса, он также явно дистанцировался от некоторых наиболее непопулярных направлений политики г-на Олланда, особенно экономической. 22-летний Томас Кекенбош, студент и один из лидеров группы «Молодежь с Бенуа Амоном», сказал, что г-н Хамон воплощает новую надежду для левых. «У нас есть перспектива, нам есть что делать, что строить», — сказал г-н Кекенбош. Г-н Олланд разочаровал многих молодых людей, потому что при нем партия отказалась от таких идеалов, как поддержка рабочих, в которые, по словам г-на Кекенбоша, верят многие избиратели. Правительство г-на Олланда, находящееся под давлением Европейского союза с целью соблюдения бюджетных ограничений, изо всех сил пыталось провести реформы трудового кодекса, чтобы сделать рынок более привлекательным для иностранных инвесторов, а также стимулировать расширение французского бизнеса во Франции. Меры в конечном итоге были приняты после нескольких недель забастовок, но они были смягчены и не привели к конкретному прогрессу в снижении примерно 10-процентного уровня безработицы во Франции и почти 25-процентного уровня безработицы среди молодежи. Г-н Амон решительно поддерживает стимулирующий подход к улучшению экономики и пообещал поэтапно ввести всеобщий доход, что особенно помогло бы молодым людям, ищущим работу, а также дополнило бы средства к существованию французских рабочих. Конечная цель будет состоять в том, чтобы каждый получал 750 евро в месяц (около 840 долларов). «У нас есть человек, который нам доверяет, — сказал г-н Кекенбош, — который говорит: «Я даю вам достаточно, чтобы оплатить вашу учебу. Вы можете получить стипендию, которая освобождает вас от работы в McDonald’s по временным контрактам в течение 4 лет. Г-н Хамон выступает за постепенный отказ от дизельного топлива и за то, чтобы водители заменяли транспортные средства, использующие нефтепродукты, на электрические. Его левая родословная началась рано. Его отец работал в арсенале в Бресте, городе на крайнем западе Бретани, а мать время от времени подрабатывала секретарем. Он был одним из первых членов Движения молодых социалистов и продолжал тесно сотрудничать с ними на протяжении всей своей политической жизни. Он также работал на Мартину Обри, ныне мэра Лилля и бывшего лидера Социалистической партии.</text:p>
          </table:table-cell>
        </table:table-row>
        <table:table-row table:style-name="ro2">
          <table:table-cell office:value-type="string" calcext:value-type="string">
            <text:p>За неделю до того, как Майкл Т. Флинн подал в отставку с поста советника по национальной безопасности, в его офис поступило запечатанное предложение, в котором излагался способ, которым президент Трамп может отменить санкции против России. Мистер Флинн ушел из жизни, поскольку его уличили во лжи о его собственном обсуждении санкций с послом России. Но предложение, мирный план для Украины и России, остается, как и те, кто его продвигает: Майкл Д. Коэн, личный адвокат президента, доставивший документ Феликс Х. Сатер, деловой партнер, который помогал Трампу разведывать сделки в Россия и украинский депутат пытаются возвыситься в политическом оппозиционном движении, частично сформированном бывшим руководителем предвыборного штаба г-на Трампа Полом Манафортом. В то время, когда связи г-на Трампа с Россией и людей, связанных с ним, находятся под пристальным вниманием — в связи с расследованиями, проводимыми американскими спецслужбами, ФБР и Конгрессом — некоторые из его соратников по-прежнему готовы и стремятся участвовать в закулисных усилиях. . Г-н Трамп поставил в тупик как демократов, так и республиканцев своими неоднократными похвалами российскому президенту Владимиру Путину и своим желанием создать альянс. Хотя в таких неофициальных усилиях нет ничего противозаконного, предложение, которое, похоже, идет вразрез с российскими интересами, может вызвать тревогу. Дипломаты-любители говорят, что их цель — просто помочь урегулировать изнурительный конфликт, унесший 10 000 жизней. «Кто не хочет помочь установить мир?» — спросил мистер Коэн. Но предложение содержит больше, чем просто мирный план. Андрей В. Артеменко, украинский депутат, который видит себя лидером будущей Украины, утверждает, что у него есть доказательства — «названия компаний, электронные переводы», — свидетельствующие о коррупции со стороны украинского президента Петра О. Порошенко, которые могут помочь свергнуть его. А г-н Артеменко сказал, что его планы поддержали высокопоставленные помощники г-на Путина. «Многие назовут меня российским агентом, агентом США, агентом ЦРУ, — сказал г-н Артеменко. «Но как вы можете найти хорошее решение между нашими странами, если мы не будем разговаривать?» Г-н Коэн и г-н Сатер заявили, что не говорили с г-ном Трампом об этом предложении и не имеют опыта во внешней политике. Г-н Коэн является одним из нескольких соратников Трампа, находящихся под пристальным вниманием контрразведывательной проверки связей ФБР с Россией. По словам сотрудников правоохранительных органов, он отрицает какие-либо незаконные связи. Двое других участников проекта имеют несколько сомнительное прошлое: 50-летний г-н Сатер признал себя виновным в участии в схеме махинаций с ценными бумагами несколько десятилетий назад, в которой участвовала мафия. Г-н Артеменко провел два с половиной года в киевской тюрьме в начале 2000-х годов по обвинению в хищении, которое позже было снято, поскольку, по его словам, оно было политически мотивировано. Хотя неясно, воспримет ли Белый дом это предложение всерьез, дипломатический фриланс привел в ярость украинских чиновников. Посол Украины в США Валерий Чалый заявил, что г-н Артеменко «не имеет права представлять какие-либо альтернативные мирные планы от имени Украины какому-либо иностранному правительству, включая администрацию США. На конференции по безопасности в Мюнхене в пятницу г-н Порошенко предостерег Запад от «умиротворения» России, а некоторые американские эксперты говорят, что предлагать России любую альтернативу международному соглашению по Украине было бы ошибкой. Администрация Трампа посылает смешанные сигналы о конфликте в Украине. Но, учитывая похвалу г-на Трампа г-ну Путину, Джон Хербст, бывший посол США в Украине, сказал, что он опасается, что новый президент может слишком стремиться наладить отношения с Россией за счет Украины — возможно, с планом, подобным плану г-на Артеменко. Это было в конце января, когда трое мужчин, связанных с предложенным планом, собрались в Loews Regency, роскошном отеле на Парк-авеню в Манхэттене, где деловые сделки заключаются в вестибюле, обставленном кожаными диванами, за мартини в баре ресторана и на частных конференциях. комнаты на верхних этажах. 50-летний г-н Коэн живет в двух кварталах дальше по улице, на Трамп-Парк-авеню. Юрист, присоединившийся к Trump Organization в 2007 году в качестве специального советника, работал над многими сделками, в том числе над башней в Грузии и предприятием по смешанным единоборствам с участием российского бойца. Он считается верным лейтенантом, которому Трамп доверяет решение сложных проблем. ФБР изучает непроверенное досье, составленное бывшим агентом британской разведки и финансируемое политическими оппонентами г-на Трампа, в котором утверждается, что г-н Коэн встречался с российским представителем в Праге во время президентской кампании, чтобы обсудить взлом Россией объектов демократов. Но российский чиновник, упомянутый в отчете, сказал The New York Times, что он никогда не встречался с г-ном Коэном. Г-н Коэн настаивает на том, что он никогда не был в Праге и что утверждения досье являются выдумкой. (Г-н Манафорт также находится под следствием ФБР в связи с его связями с Россией и Украиной.) Г-н Коэн имеет личные связи с Украиной: он женат на украинке и когда-то работал там с родственниками над созданием бизнеса по производству этанола. Господин Артеменко, высокий и крепкий, приехал в отель на Манхэттене между визитами в Вашингтон. (Его жена, по его словам, познакомилась с первой леди Меланией Трамп много лет назад во время их модельной карьеры, но он не пытался встретиться с г-ном Трампом.) Он присутствовал на инаугурации и посетил Конгресс, опубликовав в Facebook свое восхищение г-ном Трампом. , Трамп и обсуждение его мирного плана на встречах с американскими законодателями. Он вошел в парламент в 2014 году, когда бывший президент Украины Виктор Янукович бежал в Москву из-за протестов против его экономических связей с Россией и коррупции. Г-н Манафорт, который сыграл важную роль в избрании г-на Януковича, помог сформировать политический блок, который возник, чтобы противостоять новому президенту, г-ну Порошенко, богатому бизнесмену, который занял гораздо более жесткую позицию по отношению к России и обвинил г-на Путина. желание включить Украину в новую Российскую империю. 48-летний г-н Артеменко вышел из оппозиции, которую взращивал г-н Манафорт. (Эти двое мужчин никогда не встречались, сказал г-н Артеменко.) До прихода в политику г-н Артеменко имел деловые предприятия на Ближнем Востоке и сделки с недвижимостью в районе Майами, а также работал агентом, представляющим лучших украинских спортсменов. Некоторые коллеги в парламенте называют его коррумпированным, ненадежным или просто незначительным, но, похоже, он накопил значительное состояние. Он вылепил себя по образу и подобию Трампа, представляя себя ответом Украины растущему классу националистических лидеров на Западе. Он даже ездил в Кливленд прошлым летом на Республиканский национальный съезд, воспользовавшись случаем встретиться с членами предвыборного штаба Трампа. «Пришло время новых лидеров, новых подходов к управлению страной, новых принципов и новых переговорщиков в международной политике, — написал он в Facebook 27 января. — Наше время пришло!» Г-н Артеменко сказал, что видит в г-не Трампе возможность отстаивать план установления мира в Украине и способствовать продвижению своей политической карьеры. По сути, его план требовал вывода всех российских войск с востока Украины. Украинские избиратели решат на референдуме, будет ли Крым, украинская территория, захваченная Россией в 2014 году, передан в аренду России сроком на 50 или 100 лет. Украинский посол г-н Чалый отверг такую ​​аренду. «Это грубое нарушение Конституции», — сказал он в письменных ответах на вопросы The Times. «Такие идеи могут выдвигать или продвигать только те, кто открыто или тайно представляет интересы России. Реакция подсказала, почему проект г-на Артеменко также включает в себя распространение «компромата» или компромата, якобы показывающего, что г-н Порошенко и его ближайшие соратники коррумпированы. Только новое правительство, предположительно менее враждебное России, могло реализовать его план. Г-н Сатер, давний деловой партнер г-на Трампа со связями в России, был готов помочь донести предложение г-на Артеменко до Белого дома. В последние годы г-н Трамп стремился дистанцироваться от г-на Сатера. Если бы г-н Сатер «сидел в комнате прямо сейчас, — сказал г-н Трамп в показаниях 2013 года, — я бы действительно не знал, как он выглядит. Но г-н Сатер работал над сделками по развитию недвижимости с Trump Organization время от времени в течение как минимум десяти лет, даже после того, как его роль в схеме манипулирования акциями стала известна. Г-н Сатер, родившийся в Советском Союзе и выросший в Нью-Йорке, работал исполнительным директором в фирме под названием Bayrock Group, расположенной двумя этажами ниже организации Трампа в Башне Трампа, а позже был старшим советником г-на Трампа. Он сказал, что работал над планом башни Трампа в Москве с российским застройщиком еще осенью 2015 года, который, по его словам, был остановлен из-за президентской кампании Трампа. (Г-н Коэн сказал, что Trump Organization получила в то время письмо о намерениях относительно проекта в Москве от российского застройщика, но определила, что проект неосуществим.) Г-н Артеменко сказал, что его связал общий друг. с мистером Сатером. По словам г-на Сатера, помощь в продвижении этого предложения имеет смысл. «Я хочу остановить войну, во-первых, — сказал он. «Во-вторых, я абсолютно уверен, что США и Россия должны быть союзниками, а не врагами. Если бы я мог добиться и того, и другого одним ударом, это был бы хоумран. После личного разговора с г-ном Сатером и г-ном Артеменко г-н Коэн сказал, что передаст план в Белый дом. Г-н Коэн сказал, что он не знает, кто в российском правительстве поддержал это, как утверждает г-н Артеменко, но он понял, что украинский президент обещал доказать коррумпированность. «Мошенничество никогда не бывает хорошим, верно?» — сказал мистер Коэн. Он сказал, что мистер Сатер передал ему письменное предложение в запечатанном конверте. Когда г-н Коэн встретился с г-ном Трампом в Овальном кабинете в начале февраля, он сказал, что оставил предложение в кабинете г-на Флинна. Г-н Коэн сказал, что ждал ответа, когда г-н Флинн был вынужден покинуть свой пост. Теперь г-н Коэн, г-н Сатер и г-н Артеменко надеются, что их дело поддержит новый советник по национальной безопасности. В пятницу президент написал в Twitter, что у него есть четыре новых кандидата на этот пост.</text:p>
          </table:table-cell>
        </table:table-row>
        <table:table-row table:style-name="ro2">
          <table:table-cell office:value-type="string" calcext:value-type="string">
            <text:p>Организация для действий, группа активистов, которая превратилась из первой президентской кампании Барака Обамы, стала партнером Indivisible Project для «онлайн-тренингов» о том, как протестовать против повестки дня президента Дональда Трампа. [На прошлой неделе Breitbart News подробно сообщил, что лидеры Indivisible открыто связаны с группами, финансируемыми миллиардером Джорджем Соросом. Ранее в этом месяце Politico представил Indivisible в статье под названием «Внутри протестного движения, в котором республиканцы пошатнулись. Информационное агентство не только упустило ссылки на Сороса, но и не упомянуло, что организации, упомянутые в его статье как помогающие распространять послание Indivisible, либо финансируются непосредственно Соросом, либо имеют тесные связи с группами, финансируемыми миллиардером, как задокументировано Breitbart News. . «Организация для действий» (OFA) — это проект по организации сообщества, возникший в результате предвыборной кампании Обамы в 2012 году «Организация для Америки», которая стала некоммерческой организацией, описанной Washington Post как «выступающая за политику президента». В недавнем посте на Facebook под названием «Сделайте глубокий вдох. Затем примите меры», — OFA призвало избирателей особенно активно лоббировать в период до 26 февраля, когда законодатели будут в своих округах. Пост содержал ссылку на руководство, выпущенное Indivisible, о том, как организоваться против Трампа. «Оставайтесь с нами для онлайн-тренингов и приглашений на звонки с партнерами по коалиции, такими как Indivisible Guide», — говорится в сообщении OFA. Пол Сперри, пишущий в New York Post, рассказывает: Руководство, опубликованное совместно с партнером OFA «Indivisible», советует протестующим тихо входить в залы, чтобы не поднимать тревогу, и «занимать места в передней части зала, но не все сидят вместе. Скорее, рассредоточены по парам, чтобы создать впечатление, будто весь зал выступает против позиций республиканского хозяина. «Это поможет укрепить впечатление широкого консенсуса. Он также призывает их задавать «враждебные» вопросы, «крепко держась за микрофон», и громко освистывать политика Республиканской партии, если он «не дает вам реальных ответов». «Выразите свою обеспокоенность [организаторам мероприятия], что они дают платформу для авторитаризма, расизма и коррупции», — говорится в нем. … «Даже самые благополучные [республиканцы] будут глубоко встревожены признаками организованной оппозиции, — говорится в документе, — потому что эти действия создают впечатление, что они не связаны со своим округом и не слушают своих избирателей. Сперри сообщил, что OFA «планирует провести в этом году 400 митингов в 42 штатах, чтобы напасть на Трампа и республиканцев из-за отмены ObamaCare». Ранее в этом месяце NBC News сообщил о новых действиях OFA и его партнерстве с Indivisible: OFA наняло 14 полевых организаторов в штатах, где проживают ключевые сенаторы, в рамках своей кампании по защите подписанного Обамой закона о здравоохранении. Для проведения этой кампании группа наняла Саумию Наречанию — бывшего национального полевого директора Enroll America, которая занималась регистрацией людей в Obamacare, — и заместителя руководителя кампании. … OFA сообщает, что более 1800 человек подали заявки на получение стипендии Spring Community Engagement Fellowship, программы обучения, из которых ранее не участвовали в OFA. И группа объединилась с Indivisible, шумным новичком в прогрессивном движении, чтобы предложить организацию обучения, которое началось в четверг вечером с видеоконференции. По данным OFA, для участия в этих тренингах зарегистрировались в общей сложности 25 000 человек. На прошлой неделе отделение Indivisible в округе Колумбия было замешано в драке, в результате которой, как сообщается, был ранен сотрудник палаты представителей Даны Рорабахер ( ), а также был сбит с ног один из сотрудников. Протестующие утверждали, что доставляют только открытки ко Дню святого Валентина. Indivisible является частью коалиции групп активистов, которые планируют провести массовый Налоговый марш в Вашингтоне и не менее чем в 60 других местах 15 апреля. Средства массовой информации не сообщают, что большинство перечисленных партнеров и сторонников организаторов марша открыто финансируются. Соросом или имеют тесные связи с финансированием Сороса, как задокументировал Breitbart News на прошлой неделе. Между тем, ранее в этом месяце Politico представил Indivisible и сообщил, что «консерваторы» «распространяют необоснованные слухи» о том, что группой «руководят богатые спонсоры, такие как Джордж Сорос». Однако Politico, по-видимому, не смог провести даже самого минимального исследования лидеров «Неделимых», упомянутых в собственном профиле новостного агентства. Некоторые из этих личностей открыто связаны с группами, финансируемыми Соросом. Politico также не отметил, что организации, упомянутые в статье как помогающие распространять идеи Indivisible, либо финансируются непосредственно Соросом, либо имеют тесные связи с группами, финансируемыми миллиардером. Ссылаясь на Анхеля Падиллу, члена группы, Politico сообщает: «Группа, получившая название «Неделимый», была создана как способ для Падильи и горстки его помощников направить свое горе в руководство по отмене повестки дня президента Дональда Трампа. Они составили руководство протеста для активистов, полное указаний о том, как охотиться на своих членов Конгресса на языке инсайдеров Капитолия. С тех пор руководство было загружено более миллиона раз. Indivisible сообщает на своем веб-сайте, что более 4500 местных групп по всей стране «записались, чтобы противостоять повестке дня Трампа почти в каждом избирательном округе страны. «Руководство было использовано для формирования основы протестного движения. На веб-сайте группы говорится: «Более того, вы все приводите руководство в действие — массово посещаете окружные офисы и мероприятия Конгресса и наводняете телефонные линии Конгресса. Вы сопротивляетесь — и это работает. Politico сообщил о «необоснованных» слухах о причастности Сороса к Indivisible (курсив добавлен этим репортером): горстка высокопоставленных руководителей насчитывает около 100 участников их национальной организационной работы, но настаивает на том, что все они работают на добровольной основе. Они знают, что консерваторы распространяют необоснованные слухи о том, что их успех обусловлен богатыми спонсорами, такими как Джордж Сорос, которые они категорически отрицают. За этим абзацем следовала следующая цитата Падильи (выделение снова добавлено этим репортером): «Неважно, у кого мы берем деньги — нас всегда будут обвинять как группу Сороса, даже если мы не брать деньги у Сороса», — сказал Падилья, ныне аналитик Национального центра иммиграционного права. «Это одна из атак, и это нормально. В то время как «Неделимый» еще не раскрыл своих доноров, Politico не сообщила читателям, что Национальный центр иммиграционного права, в котором Падилла работает аналитиком, финансируется фондами Сороса «Открытое общество». Центр получил многочисленные гранты Открытого общества, предназначенные для общей поддержки. Также Politico не упоминает, что Падилья ранее работал консультантом по иммиграционной политике в радикальном Национальном совете Ла Разы. Сорос является крупным спонсором La Raza. Далее Politico подробно рассказал, как компания MoveOn помогла Indivisible. org и ACLU. Новостной сайт не сообщил читателям, что MoveOn. org и ACLU финансируются Соросом, что является важным лакомым кусочком, учитывая заявление Politico о «необоснованных слухах» о том, что успех Indivisibles был обусловлен Соросом. Новостной сайт сообщил: Кроме того, MoveOn. org и Партия рабочих семей присоединились к Indivisible для своей первой общенациональной телеконференции 22 января. По словам Левина и организационного директора MoveOn Виктории Каплан, в тот день позвонили почти 60 000 человек. По оценкам Indivisible, его второй национальный призыв, посвященный влиянию иммиграционного указа Трампа при содействии ACLU и группы Падильи, привлек 35 000 человек. Politico также пропустил это, согласно его аккаунту в Twitter, другому организатору телефонной конференции с MoveOn. org был международным проектом помощи беженцам, проектом Центра городского правосудия, еще одним получателем гранта «Открытое общество». Тэрин Хигаси, исполнительный директор Проекта международной помощи беженцам Центра, в настоящее время входит в состав Консультативного совета Международной миграционной инициативы фондов Сороса «Открытое общество». Politico также сообщил о связях Indivisible с организаторами Марша женщин в прошлом месяце, но не упомянул, что Сорос, как сообщается, связан с более чем 50 «партнерами» этого марша. Кроме того, этот журналист впервые сообщил о близких связях лидеров марша с Соросом. Что касается Indivisible и Женского марша, издание Politico сообщило: Indivisible также сотрудничает с другими крупными протестными СМИ. Лидеры группы связались с организаторами Марша женщин перед их главным мероприятием 21 января, и это партнерство станет официальным, когда Марш представит третью серию из 10 прямых действий, которые участников попросили провести в своих сообществах. Еще один лидер Indivisible, упомянутый в статье Politico, — Джереми Хейл. Politico не сообщает, что Хайле работал федеральным адвокатом по проекту приговора. Сообщается, что проект «Приговор» финансируется фондами Сороса «Открытое общество», которые также организовали проект для продвижения его дела. Аарон Кляйн — глава иерусалимского бюро Breitbart и старший журналист-расследователь. Он является автором бестселлеров New York Times и ведет популярную ток-радиопрограмму выходного дня «Радио расследований Аарона Кляйна». Подпишитесь на него в Твиттере @AaronKleinShow. Подпишитесь на него в Facebook.</text:p>
          </table:table-cell>
        </table:table-row>
        <table:table-row table:style-name="ro2">
          <table:table-cell office:value-type="string" calcext:value-type="string">
            <text:p>Созданная BBC пародия на телепрограмму «Настоящие домохозяйки», имеющая комедийный оттенок «Исламского государства», подверглась критике со стороны левых и мусульман, заявивших, что скетч оскорбителен. [Би-би-си выпустила трейлер ранее на этой неделе и была немедленно раскритикована теми левыми и мусульманами, которые думали, что высмеивание невест членов террористической группировки выходит за рамки обычного юмора. Эскиз является частью новой программы под названием «Отвратительно», написанной Джолионом Рубинштейном и Хейдоном Проузом, которая, по словам BBC, «высмеивает положение нации. ЛОЛОЛОЛ рис. твиттер. — Рахим Кассам (@RaheemKassam) 4 января 2017 г. Страница BBC2 в Facebook была завалена критикой. Один из пользователей написал: «Я огорчен тем, что BBC выпустила такую ​​программу. Это просто дурной вкус. Тот факт, что это комедия, еще больше беспокоит то, что юмор может быть связан с действиями ИГИЛ. Это действительно то, что финансируют телевизионные лицензии! ?» Другие придерживались другой точки зрения, в том числе мусульманин, говорящий: «Как мусульманин, я нахожу это ЗАМЕЧАТЕЛЬНЫМ! Великолепно! Сатира как нельзя лучше подчеркивает жалкие идеалы такой жалкой группировки, как ИГИЛ. Не все мусульмане согласились с мнением, и пользователи Твиттера выразили такое же возмущение по поводу скетча. Один человек, гражданин Бангладеш, сказал: «Би-би-си действительно сняла сатирическое шоу под названием «Настоящие домохозяйки ИГИЛ», в то время как настоящих домохозяек ИГИЛ ежедневно насилуют и оскорбляют. «ВВС действительно сняли сатирическое шоу под названием «Настоящие домохозяйки ИГИЛ», в то время как настоящих домохозяек ИГИЛ ежедневно насилуют и оскорбляют, — Мерадж. (@UncleMeraj) 4 января 2017 г., Другой написал: ««Настоящие домохозяйки ИГИЛ» заставят хиджабов чувствовать себя более изолированными и станут мишенью исламофобов. Спасибо @BBC за добавление к негативному стереотипу. «Настоящие домохозяйки ИГИЛ» заставят хиджабцев чувствовать себя более изолированными от исламофобов. Спасибо @BBC за добавление к негативному стереотипу, — аѕн (@AshKaneSkittles) 4 января 2017, левые также сформулировали, насколько они были оскорблены тем, что общественный вещатель осмелился создать такой скетч, высмеивающий Исламское государство. Некоторые задавались вопросом, должно ли использование денег налогоплательщиков через плату за лицензию на телевидение идти на финансирование программы. Как будто телевизионная лицензия в этой стране идет на финансирование производства программы под названием «Настоящие домохозяйки ИГИЛ». Вау, — Кэмерон Эдгар (@CammyyyEdgar) 4 января 2017 г. Само видео уже просмотрели миллионы раз на Facebook и в других социальных сетях. В ролике показано, как несколько женщин в хиджабах разговаривают друг с другом в доме, делают селфи и демонстрируют друг другу свои пояса смертников. Одна женщина даже упомянула, что она приехала из Бирмингема «не для этого», когда мыла пол в доме. Женщины, вступающие в Исламское государство и отправляющиеся в Сирию, чтобы стать невестами, стали настоящей проблемой в европейских странах, поскольку террористическая группировка обещает молодым девушкам более гламурный образ жизни. В 2014 году восемь школьниц из Бетнал-Грин отправились в Сирию, чтобы стать невестами боевиков Исламского государства, всем им не исполнилось 18 лет.</text:p>
          </table:table-cell>
        </table:table-row>
        <table:table-row table:style-name="ro6">
          <table:table-cell office:value-type="string" calcext:value-type="string">
            <text:p>Тайна, окружающая Третий рейх и нацистскую Германию, до сих пор является предметом споров между многими наблюдателями. Некоторые считают, что нацистская Германия, находившаяся под контролем Адольфа Гитлера, обладала сверхъестественными способностями и в период 1933–1945 годов широко использовала лженауку. Однако некоторые также считают, что приведенное выше мнение является просто предположением без каких-либо доказанных фактов. На протяжении многих лет исследователи активно искали ответы на некоторые из наиболее загадочных действий, связанных с нацистской Германией.</text:p>
            <text:p>Нацистская Германия вторглась в Россию (бывший СССР) во время Второй мировой войны 22 июня 1941 года. В то время немецкая армия продвинулась вглубь территории России, продвигаясь вблизи столицы Москвы, прежде чем русские смогли контратаковать, в конце концов оттеснив нацистов назад.</text:p>
            <text:p>Во время нацистской оккупации России в 1942 году нацисты построили в Арктике секретную военную базу под кодовым названием «Шацграбер» или «Охотник за сокровищами», которая, как сообщается, сыграла важную роль в войне против России. База в основном использовалась как тактическая метеостанция для планирования стратегических перемещений нацистских войск, военных кораблей и подводных лодок. На базе также размещались выдающиеся нацистские ученые, которые провели множество экспериментов, чтобы помочь Германии выиграть войну. В то время было широко распространено мнение, что нацисты использовали базу для контакта с инопланетянами или внеземными существами. Спорный Аненербе был даже связан с базой. Аненербе был институтом в нацистской Германии. Отвечает за исследование археологической и культурной истории арийской расы. Ходят слухи, что на него оказали сильное оккультное влияние. Основанная 1 июля 1935 года Генрихом Гиммлером, Германом Виртом и Рихардом Вальтером Дарре, Аненербе позже проводила эксперименты и запускала экспедиции, пытаясь доказать, что мифологическое скандинавское население когда-то правило миром.</text:p>
            <text:p>Однако фашисты покинули базу в 1944 году — в то время, когда русская армия начала наступление, вытесняя немцев из страны. Согласно истории военного времени, припасы сократились до опасно низкого уровня, и нацистские офицеры, дислоцированные на заставе базы, были вынуждены убивать и есть белого медведя, который в конечном итоге был заражен трихинеллезом. Это привело к тому, что те, кто находился на базе, серьезно заболели, и в конце концов им потребовалась помощь немецкой подводной лодки. Несмотря на то, что российские авторы рассказывают историю «Охотника за сокровищами», некоторые наблюдатели считают ее мифом, сомневаясь в ее существовании.</text:p>
            <text:p>Но теперь российские исследователи объявили об обнаружении «Охотника за сокровищами», заявив, что база находится на острове Земля Александры за Полярным кругом, расположенном в 620 милях от Северного полюса.</text:p>
            <text:p>Старший научный сотрудник национального парка «Русская Арктика» Евгений Ермолов заявил в заявлении об открытии: «Раньше об этом было известно только из письменных источников, но теперь у нас есть и реальные доказательства».</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ru" fo:country="RU"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08">00.00.0000</text:date>, <text:time style:data-style-name="N2" text:time-value="17:05:50.900000000">00:00:00</text:time></text:p>
        </style:region-right>
      </style:header>
      <style:header-left style:display="false"/>
      <style:footer>
        <text:p>Страница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1-31T12:27:29.201000000</dc:date>
    <meta:editing-duration>PT2M31S</meta:editing-duration>
    <meta:editing-cycles>1</meta:editing-cycles>
    <meta:generator>LibreOffice/7.1.2.2$Windows_X86_64 LibreOffice_project/8a45595d069ef5570103caea1b71cc9d82b2aae4</meta:generator>
    <meta:document-statistic meta:table-count="1" meta:cell-count="11" meta:object-count="0"/>
  </office:meta>
</office:document-meta>
</file>